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E8000002BC3CD18FC4488491D9.png" manifest:media-type="image/png"/>
  <manifest:file-entry manifest:full-path="Pictures/10000201000003E8000002BC64FA590408F1ECB5.png" manifest:media-type="image/png"/>
  <manifest:file-entry manifest:full-path="Pictures/10000201000004B0000005628B0B87B577AD3704.png" manifest:media-type="image/png"/>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Arial Unicode MS'" style:font-charset="x-symbol"/>
    <style:font-face style:name="Effra1" svg:font-family="Effra, Helvetica"/>
    <style:font-face style:name="Harding1" svg:font-family="Harding, Palatino"/>
    <style:font-face style:name="Helvetica1" svg:font-family="Helvetica, Arial"/>
    <style:font-face style:name="Lohit Devanagari" svg:font-family="'Lohit Devanagari'"/>
    <style:font-face style:name="Noto Serif" svg:font-family="'Noto Serif', serif"/>
    <style:font-face style:name="OpenSymbol1" svg:font-family="OpenSymbol, 'Arial Unicode MS'"/>
    <style:font-face style:name="Proxima Nova Subset1" svg:font-family="'Proxima Nova Subset', sans-serif"/>
    <style:font-face style:name="Roboto1" svg:font-family="Roboto, sans-serif"/>
    <style:font-face style:name="DejaVu Sans1" svg:font-family="'DejaVu Sans'" style:font-pitch="variable"/>
    <style:font-face style:name="Effra" svg:font-family="Effra, Helvetica" style:font-pitch="variable"/>
    <style:font-face style:name="Harding" svg:font-family="Harding, Palatino" style:font-pitch="variable"/>
    <style:font-face style:name="Helvetica" svg:font-family="Helvetica, Arial" style:font-pitch="variable"/>
    <style:font-face style:name="Liberation Sans1" svg:font-family="'Liberation Sans'" style:font-pitch="variable"/>
    <style:font-face style:name="Lohit Devanagari2" svg:font-family="'Lohit Devanagari'" style:font-pitch="variable"/>
    <style:font-face style:name="Noto Serif1" svg:font-family="'Noto Serif', serif" style:font-pitch="variable"/>
    <style:font-face style:name="OpenSymbol" svg:font-family="OpenSymbol, 'Arial Unicode MS'" style:font-pitch="variable"/>
    <style:font-face style:name="Proxima Nova Subset" svg:font-family="'Proxima Nova Subset', sans-serif" style:font-pitch="variable"/>
    <style:font-face style:name="Roboto" svg:font-family="Roboto, sans-serif"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Liberation Sans3" svg:font-family="'Liberation Sans', Aria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318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6.431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5.13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4.003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9.169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813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outline1">
      <style:graphic-properties draw:auto-grow-height="true" fo:min-height="11.118cm"/>
      <style:paragraph-properties style:writing-mode="lr-tb"/>
    </style:style>
    <style:style style:name="pr7" style:family="presentation" style:parent-style-name="Blue_5f_Curve1-outline1">
      <style:graphic-properties draw:auto-grow-height="true" fo:min-height="11.22cm"/>
      <style:paragraph-properties style:writing-mode="lr-tb"/>
    </style:style>
    <style:style style:name="pr8" style:family="presentation" style:parent-style-name="Blue_5f_Curve1-outline1">
      <style:graphic-properties draw:auto-grow-height="true" fo:min-height="14.577cm"/>
      <style:paragraph-properties style:writing-mode="lr-tb"/>
    </style:style>
    <style:style style:name="pr9" style:family="presentation" style:parent-style-name="Blue_5f_Curve1-outline1" style:list-style-name="L2">
      <style:graphic-properties draw:auto-grow-height="true" fo:min-height="12.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color="#000000"/>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loext:graphic-properties draw:fill="none"/>
      <style:paragraph-properties style:writing-mode="lr-tb"/>
      <style:text-properties fo:font-size="18pt"/>
    </style:style>
    <style:style style:name="P7" style:family="paragraph">
      <loext:graphic-properties draw:fill="none" draw:fill-color="#ffffff"/>
      <style:paragraph-properties style:writing-mode="lr-tb"/>
      <style:text-properties fo:font-size="18pt"/>
    </style:style>
    <style:style style:name="P8" style:family="paragraph">
      <style:paragraph-properties fo:margin-left="0cm" fo:margin-right="0cm" fo:margin-top="0cm" fo:margin-bottom="0cm" fo:line-height="100%" fo:text-indent="0cm"/>
    </style:style>
    <style:style style:name="P9" style:family="paragraph">
      <style:paragraph-properties fo:margin-top="0.5cm" fo:margin-bottom="0cm"/>
    </style:style>
    <style:style style:name="P10" style:family="paragraph">
      <style:paragraph-properties fo:margin-left="0cm" fo:margin-right="0cm" fo:margin-top="0cm" fo:margin-bottom="0cm" fo:text-indent="0cm"/>
    </style:style>
    <style:style style:name="P11" style:family="paragraph">
      <loext:graphic-properties draw:fill="none" draw:fill-color="#ffffff"/>
      <style:paragraph-properties style:writing-mode="lr-tb"/>
      <style:text-properties fo:font-size="18pt" style:font-name-complex="Harding1"/>
    </style:style>
    <style:style style:name="P12" style:family="paragraph">
      <loext:graphic-properties draw:fill="none" draw:fill-color="#ffffff"/>
      <style:paragraph-properties style:writing-mode="lr-tb"/>
      <style:text-properties fo:font-size="32pt" style:font-size-asian="32pt" style:font-size-complex="32pt"/>
    </style:style>
    <style:style style:name="P13" style:family="paragraph">
      <style:paragraph-properties fo:text-align="center"/>
    </style:style>
    <style:style style:name="P14" style:family="paragraph">
      <style:paragraph-properties fo:margin-left="0cm" fo:margin-right="0cm" fo:margin-top="0.5cm" fo:margin-bottom="0cm" fo:line-height="100%" fo:text-indent="0cm"/>
    </style:style>
    <style:style style:name="P15" style:family="paragraph">
      <style:paragraph-properties fo:margin-left="0cm" fo:margin-right="0cm" fo:margin-top="0.5cm" fo:margin-bottom="0cm" fo:line-height="100%" fo:text-indent="0cm" style:writing-mode="lr-tb"/>
      <style:text-properties fo:color="#0066cc" style:font-name="Liberation Sans" fo:font-size="16pt" fo:font-weight="normal" style:letter-kerning="true" style:font-name-asian="DejaVu Sans" style:font-size-asian="32pt" style:font-weight-asian="normal" style:font-name-complex="DejaVu Sans" style:font-size-complex="32pt"/>
    </style:style>
    <style:style style:name="T1" style:family="text">
      <style:text-properties fo:font-size="24pt" style:font-size-asian="24pt" style:font-size-complex="24pt"/>
    </style:style>
    <style:style style:name="T2" style:family="text">
      <style:text-properties fo:color="#000000"/>
    </style:style>
    <style:style style:name="T3" style:family="text">
      <style:text-properties fo:color="#0066cc" fo:font-size="32pt" style:letter-kerning="true" style:font-size-asian="32pt" style:font-size-complex="32pt"/>
    </style:style>
    <style:style style:name="T4" style:family="text">
      <style:text-properties fo:font-size="18pt"/>
    </style:style>
    <style:style style:name="T5" style:family="text">
      <style:text-properties fo:color="#212121" style:font-name="Noto Serif" fo:font-size="18pt" style:font-name-complex="Noto Serif"/>
    </style:style>
    <style:style style:name="T6" style:family="text">
      <style:text-properties fo:color="#212121" style:font-name="Noto Serif" fo:font-size="18pt" style:font-name-complex="Noto Serif" style:font-size-complex="12pt"/>
    </style:style>
    <style:style style:name="T7"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8" style:family="text">
      <style:text-properties fo:color="#000000" fo:font-size="32pt" style:letter-kerning="true" style:font-size-asian="32pt" style:font-size-complex="32pt"/>
    </style:style>
    <style:style style:name="T9" style:family="text">
      <style:text-properties fo:color="#1a1a1a" style:text-outline="false" style:text-line-through-style="none" style:text-line-through-type="none" style:font-name="Effra1" fo:font-size="22pt" fo:font-style="normal" fo:text-shadow="none" style:text-underline-style="none" fo:font-weight="normal" style:letter-kerning="true" style:font-size-asian="22pt" style:font-style-asian="normal" style:font-weight-asian="normal" style:font-name-complex="Effra1" style:font-size-complex="10pt" style:font-weight-complex="bold" style:text-emphasize="none" style:font-relief="none" style:text-overline-style="none" style:text-overline-color="font-color"/>
    </style:style>
    <style:style style:name="T10" style:family="text">
      <style:text-properties fo:color="#222222" style:font-name="Harding1" fo:font-size="18pt" style:font-name-complex="Harding1" style:font-size-complex="10.5pt"/>
    </style:style>
    <style:style style:name="T11" style:family="text">
      <style:text-properties fo:color="#0066cc" style:text-outline="false" style:text-line-through-style="none" style:text-line-through-type="none" style:font-name="Effra1" fo:font-size="22pt" fo:font-style="normal" fo:text-shadow="none" style:text-underline-style="none" fo:font-weight="normal" style:letter-kerning="true" style:font-size-asian="22pt" style:font-style-asian="normal" style:font-weight-asian="normal" style:font-name-complex="Effra1" style:font-size-complex="10pt" style:font-weight-complex="bold" style:text-emphasize="none" style:font-relief="none" style:text-overline-style="none" style:text-overline-color="font-color"/>
    </style:style>
    <style:style style:name="T12" style:family="text">
      <style:text-properties fo:font-variant="normal" fo:text-transform="none" fo:color="#1a1a1a" style:text-outline="false" style:text-line-through-style="none" style:text-line-through-type="none" style:font-name="Effra1" fo:font-size="22pt" fo:font-style="normal" fo:text-shadow="none" style:text-underline-style="none" fo:font-weight="normal" style:letter-kerning="true" style:font-size-asian="22pt" style:font-style-asian="normal" style:font-weight-asian="normal" style:font-name-complex="Effra1" style:font-size-complex="10pt" style:font-style-complex="normal" style:font-weight-complex="bold"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Roboto1" fo:font-size="22pt" fo:font-style="normal" fo:text-shadow="none" style:text-underline-style="none" fo:font-weight="normal" style:letter-kerning="true" style:font-size-asian="22pt" style:font-style-asian="normal" style:font-weight-asian="normal" style:font-name-complex="Roboto1" style:font-size-complex="10pt"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line-through-type="none" style:font-name="Roboto1" fo:font-size="22pt" fo:font-style="normal" fo:text-shadow="none" style:text-underline-style="none" fo:font-weight="normal" style:letter-kerning="true" style:font-size-asian="22pt" style:font-style-asian="normal" style:font-weight-asian="normal" style:font-name-complex="Roboto1" style:font-size-complex="10pt" style:font-weight-complex="bold" style:text-emphasize="none" style:font-relief="none" style:text-overline-style="none" style:text-overline-color="font-color"/>
    </style:style>
    <style:style style:name="T15" style:family="text">
      <style:text-properties fo:color="#1a1a1a" style:text-outline="false" style:text-line-through-style="none" style:text-line-through-type="none" style:font-name="Helvetica1" fo:font-size="22pt" fo:font-style="normal" fo:text-shadow="none" style:text-underline-style="none" fo:font-weight="normal" style:letter-kerning="true" style:font-size-asian="22pt" style:font-style-asian="normal" style:font-weight-asian="normal" style:font-name-complex="Helvetica1" style:font-size-complex="10pt" style:font-weight-complex="bold" style:text-emphasize="none" style:font-relief="none" style:text-overline-style="none" style:text-overline-color="font-color"/>
    </style:style>
    <style:style style:name="T16" style:family="text">
      <style:text-properties fo:color="#1a1a1a" style:text-outline="false" style:text-line-through-style="none" style:text-line-through-type="none" style:font-name="Helvetica1" fo:font-size="22pt" fo:font-style="normal" fo:text-shadow="none" style:text-underline-style="none" fo:font-weight="normal" style:letter-kerning="true" style:font-size-asian="22pt" style:font-style-asian="normal" style:font-weight-asian="normal" style:font-name-complex="Helvetica1" style:font-size-complex="13.5pt" style:font-weight-complex="bold" style:text-emphasize="none" style:font-relief="none" style:text-overline-style="none" style:text-overline-color="font-color"/>
    </style:style>
    <style:style style:name="T17" style:family="text">
      <style:text-properties fo:color="#0066cc" style:text-outline="false" style:text-line-through-style="none" style:text-line-through-type="none" style:font-name="Roboto1" fo:font-size="22pt" fo:font-style="normal" fo:text-shadow="none" style:text-underline-style="none" fo:font-weight="normal" style:letter-kerning="true" style:font-size-asian="22pt" style:font-style-asian="normal" style:font-weight-asian="normal" style:font-name-complex="Roboto1" style:font-size-complex="10pt" style:font-weight-complex="bold" style:text-emphasize="none" style:font-relief="none" style:text-overline-style="none" style:text-overline-color="font-color"/>
    </style:style>
    <style:style style:name="T18" style:family="text">
      <style:text-properties fo:color="#1a1a1a" style:text-outline="false" style:text-line-through-style="none" style:text-line-through-type="none" style:font-name="Proxima Nova Subset1" fo:font-size="22pt" fo:font-style="normal" fo:text-shadow="none" style:text-underline-style="none" fo:font-weight="normal" style:letter-kerning="true" style:font-size-asian="22pt" style:font-style-asian="normal" style:font-weight-asian="normal" style:font-name-complex="Proxima Nova Subset1" style:font-size-complex="10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font-name="Liberation Sans" fo:font-size="28pt"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20" style:family="text">
      <style:text-properties fo:color="#000000" fo:font-size="28pt" style:font-size-asian="28pt" style:font-size-complex="28pt"/>
    </style:style>
    <style:style style:name="T21" style:family="text">
      <style:text-properties fo:color="#000000" fo:font-size="22pt" style:font-size-asian="22pt" style:font-size-complex="22pt"/>
    </style:style>
    <style:style style:name="T22" style:family="text">
      <style:text-properties fo:font-variant="normal" fo:text-transform="none" fo:color="#000000" style:text-outline="false" style:text-line-through-style="none" style:text-line-through-type="none" style:font-name="Liberation Sans"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23" style:family="text">
      <style:text-properties fo:font-size="32pt" style:font-size-asian="32pt" style:font-size-complex="32pt"/>
    </style:style>
    <style:style style:name="T24" style:family="text">
      <style:text-properties fo:color="#0066cc" style:font-name="Liberation Sans" fo:font-size="16pt" fo:font-weight="normal" style:letter-kerning="true" style:font-name-asian="DejaVu Sans" style:font-size-asian="32pt" style:font-weight-asian="normal" style:font-name-complex="DejaVu Sans"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1" draw:layer="layout" svg:width="25.199cm" svg:height="3.506cm" svg:x="0cm" svg:y="6.503cm" presentation:class="title" presentation:user-transformed="true">
          <draw:text-box>
            <text:p><text:span text:style-name="T1">使用</text:span><text:span text:style-name="T1">gps</text:span><text:span text:style-name="T1">腳環</text:span><text:line-break/>提升鴿子路徑效率的訓練模型</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1" draw:layer="layout" svg:width="25.199cm" svg:height="1.813cm" svg:x="1.4cm" svg:y="0.816cm" presentation:class="title" presentation:user-transformed="true">
          <draw:text-box>
            <text:p>場景描述</text:p>
          </draw:text-box>
        </draw:frame>
        <draw:frame presentation:style-name="pr4" draw:text-style-name="P3" draw:layer="layout" svg:width="25.199cm" svg:height="12.179cm" svg:x="1.4cm" svg:y="4.914cm" presentation:class="outline" presentation:user-transformed="true">
          <draw:text-box>
            <text:list text:style-name="L2">
              <text:list-item>
                <text:p><text:span text:style-name="T2">1 </text:span><text:span text:style-name="T2">賽鴿比賽中：鴿子從放飛點，回家；</text:span></text:p>
              </text:list-item>
              <text:list-item>
                <text:p><text:span text:style-name="T2">2 </text:span><text:span text:style-name="T2">比賽結果：最短時間回家的排名高；</text:span></text:p>
              </text:list-item>
              <text:list-item>
                <text:p><text:span text:style-name="T2">3 </text:span><text:span text:style-name="T2">分析：飛行距離越短越好，飛行速度越快越</text:span><text:span text:style-name="T2">好；</text:span></text:p>
              </text:list-item>
              <text:list-item>
                <text:p><text:span text:style-name="T2">4 </text:span><text:span text:style-name="T2">飛行速度除了外在環境因素之外，由鴿子體力</text:span><text:span text:style-name="T2">決定，難以改善；但是飛行路徑卻可以通過訓練</text:span><text:span text:style-name="T2">提升；</text:span></text:p>
              </text:list-item>
            </text:list>
          </draw:text-box>
        </draw:frame>
        <presentation:notes draw:style-name="dp2">
          <draw:page-thumbnail draw:style-name="gr1" draw:layer="layout" svg:width="14.85cm" svg:height="11.14cm" svg:x="3.08cm" svg:y="2.26cm" draw:page-number="2"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3" draw:text-style-name="P1" draw:layer="layout" svg:width="25.199cm" svg:height="1.813cm" svg:x="1.4cm" svg:y="0.816cm" presentation:class="title" presentation:user-transformed="true">
          <draw:text-box>
            <text:p>論文-路徑效率實驗</text:p>
          </draw:text-box>
        </draw:frame>
        <draw:frame draw:style-name="gr2" draw:text-style-name="P5" draw:layer="layout" svg:width="25.908cm" svg:height="13.751cm" svg:x="1.016cm" svg:y="3.013cm">
          <draw:image xlink:href="Pictures/10000201000004B0000005628B0B87B577AD3704.png" xlink:type="simple" xlink:show="embed" xlink:actuate="onLoad" loext:mime-type="image/png">
            <text:p/>
          </draw:image>
        </draw:frame>
        <draw:frame draw:style-name="gr3" draw:text-style-name="P6" draw:layer="layout" svg:width="23.836cm" svg:height="1.568cm" svg:x="1.31cm" svg:y="16.51cm">
          <draw:text-box>
            <text:p><text:span text:style-name="T3">參考：附錄</text:span><text:span text:style-name="T3">A2</text:span></text:p>
          </draw:text-box>
        </draw:frame>
        <presentation:notes draw:style-name="dp2">
          <draw:page-thumbnail draw:style-name="gr1" draw:layer="layout" svg:width="14.85cm" svg:height="11.14cm" svg:x="3.08cm" svg:y="2.26cm" draw:page-number="3"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draw:frame presentation:style-name="pr3" draw:text-style-name="P1" draw:layer="layout" svg:width="25.199cm" svg:height="1.813cm" svg:x="1.4cm" svg:y="0.816cm" presentation:class="title" presentation:user-transformed="true">
          <draw:text-box>
            <text:p>論文-實驗結果</text:p>
          </draw:text-box>
        </draw:frame>
        <draw:frame draw:style-name="gr3" draw:text-style-name="P6" draw:layer="layout" svg:width="23.836cm" svg:height="1.568cm" svg:x="1.31cm" svg:y="16.51cm">
          <draw:text-box>
            <text:p><text:span text:style-name="T3">參考：附錄</text:span><text:span text:style-name="T3">A2</text:span></text:p>
          </draw:text-box>
        </draw:frame>
        <draw:frame draw:style-name="gr4" draw:text-style-name="P7" draw:layer="layout" svg:width="27.432cm" svg:height="6.681cm" svg:x="0.254cm" svg:y="3.733cm">
          <draw:text-box>
            <text:p><text:span text:style-name="T4">Route efficiency was measured as the ratio of the beeline distance between the release site and the home loft (i.e., the ideal optimum) and the actual distance travelled by birds. Sasaki and Biro’s (2017) s results showed that, although homing efficiency dropped considerably every time a new naïve bird was introduced, transmission-chain pairs continued to improve within and over generations, eventually outperforming both solo and fixed-pair controls (respectively, 0.92 efficiency versus 0.83 and 0.85). In contrast, the efficiency of solo and fixed pairs plateaued after they had first established their idiosyncratic routes (around the 9th–10th release for the former and the 7th–8th release for the latter).</text:span></text:p>
          </draw:text-box>
        </draw:frame>
        <draw:frame draw:style-name="gr5" draw:text-style-name="P7" draw:layer="layout" svg:width="26.67cm" svg:height="5.384cm" svg:x="0.762cm" svg:y="10.414cm">
          <draw:text-box>
            <text:p><text:span text:style-name="T4">實驗結果：</text:span></text:p>
            <text:p><text:span text:style-name="T5"/></text:p>
            <text:p><text:span text:style-name="T5">1</text:span><text:span text:style-name="T5">可以看出來，路徑的改良率更高；</text:span></text:p>
            <text:p text:style-name="P8"><text:span text:style-name="T5">效率分數達到</text:span><text:span text:style-name="T6">0.92</text:span><text:span text:style-name="T5">分，單鴿分數是</text:span><text:span text:style-name="T6">0.83</text:span><text:span text:style-name="T5">，固定對鴿是</text:span><text:span text:style-name="T6">0.85</text:span><text:span text:style-name="T5">分</text:span></text:p>
            <text:p><text:span text:style-name="T5">2</text:span><text:span text:style-name="T5">不像固定組，每一代一開始就很穩定，實驗組是到偏後的飛行次數的時候路徑的效率才提升上來的；</text:span></text:p>
            <text:p><text:span text:style-name="T4"/></text:p>
          </draw:text-box>
        </draw:frame>
        <presentation:notes draw:style-name="dp2">
          <draw:page-thumbnail draw:style-name="gr1" draw:layer="layout" svg:width="14.85cm" svg:height="11.14cm" svg:x="3.08cm" svg:y="2.26cm" draw:page-number="4"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2T1">
        <draw:frame presentation:style-name="pr3" draw:text-style-name="P1" draw:layer="layout" svg:width="25.199cm" svg:height="1.813cm" svg:x="1.4cm" svg:y="0.816cm" presentation:class="title" presentation:user-transformed="true">
          <draw:text-box>
            <text:p>論文-路徑效率公式</text:p>
          </draw:text-box>
        </draw:frame>
        <draw:frame presentation:style-name="pr6" draw:text-style-name="P1" draw:layer="layout" svg:width="25.199cm" svg:height="11.118cm" svg:x="1.4cm" svg:y="4.914cm" presentation:class="outline" presentation:user-transformed="true">
          <draw:text-box>
            <text:list text:style-name="L2">
              <text:list-item>
                <text:p text:style-name="P9"><text:span text:style-name="T7">路徑效率 </text:span><text:span text:style-name="T7">= <text:s/></text:span><text:span text:style-name="T7">直線距離</text:span><text:span text:style-name="T7">/</text:span><text:span text:style-name="T8">實際飛行距離；（距離使</text:span><text:span text:style-name="T8">用經緯度計算，不加入海拔）</text:span></text:p>
              </text:list-item>
              <text:list-item>
                <text:p text:style-name="P9"><text:span text:style-name="T8">例如 </text:span><text:span text:style-name="T8">0.8 = 4km/5km;</text:span></text:p>
              </text:list-item>
              <text:list-item>
                <text:p text:style-name="P9"><text:span text:style-name="T3">參考：</text:span></text:p>
              </text:list-item>
            </text:list>
            <text:p text:style-name="P9"><text:span text:style-name="T3">附錄</text:span><text:span text:style-name="T3">A1</text:span><text:span text:style-name="T3">，</text:span><text:span text:style-name="T3">A2</text:span></text:p>
            <text:p text:style-name="P9"><text:span text:style-name="T3"/></text:p>
            <text:p text:style-name="P10"><text:span text:style-name="T3"/></text:p>
          </draw:text-box>
        </draw:frame>
        <presentation:notes draw:style-name="dp2">
          <draw:page-thumbnail draw:style-name="gr1" draw:layer="layout" svg:width="14.85cm" svg:height="11.14cm" svg:x="3.08cm" svg:y="2.26cm" draw:page-number="5"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6" draw:style-name="dp1" draw:master-page-name="Blue_5f_Curve1" presentation:presentation-page-layout-name="AL2T1">
        <draw:frame presentation:style-name="pr3" draw:text-style-name="P1" draw:layer="layout" svg:width="25.199cm" svg:height="1.813cm" svg:x="1.4cm" svg:y="0.816cm" presentation:class="title" presentation:user-transformed="true">
          <draw:text-box>
            <text:p>論文-實驗對象-pair flight</text:p>
          </draw:text-box>
        </draw:frame>
        <draw:frame draw:style-name="gr6" draw:text-style-name="P11" draw:layer="layout" svg:width="25.41cm" svg:height="14.253cm" svg:x="1.424cm" svg:y="3.781cm">
          <draw:text-box>
            <text:p><text:span text:style-name="T9">1</text:span><text:span text:style-name="T10"> </text:span><text:span text:style-name="T9">鴿子喜歡一起飛，團隊導航常常比較準確；（</text:span><text:span text:style-name="T11">附錄</text:span><text:span text:style-name="T11">A3</text:span><text:span text:style-name="T9">）</text:span></text:p>
            <text:p><text:span text:style-name="T9">2 </text:span><text:span text:style-name="T9">鴿子本身是屬於群體飛行的生物；</text:span></text:p>
            <text:p text:style-name="P8"><text:span text:style-name="T12">3 </text:span><text:span text:style-name="T13">全程對鴿（</text:span><text:span text:style-name="T13">pair flight</text:span><text:span text:style-name="T13">）的飛行表現優於單飛的；</text:span><text:span text:style-name="T9">（</text:span><text:span text:style-name="T11">附錄</text:span><text:span text:style-name="T11">A4</text:span><text:span text:style-name="T9">）</text:span></text:p>
            <text:p><text:span text:style-name="T14">4 </text:span></text:p>
            <text:p><text:span text:style-name="T14">單飛的時候，飛的比較快的鴿子，在雙飛的時候，會飛在前面，對於路徑的選擇是獨裁模式的；</text:span></text:p>
            <text:p><text:span text:style-name="T14">群飛可以提高路徑效率；</text:span></text:p>
            <text:p><text:span text:style-name="T15">群飛的話，可以關注空氣動力學的效率點，比如</text:span><text:span text:style-name="T16">V</text:span><text:span text:style-name="T15">型的群；</text:span></text:p>
            <text:p><text:span text:style-name="T14">群飛的時候，不只是轉向，速度等，也是會收到同伴影響的；</text:span></text:p>
            <text:p><text:span text:style-name="T14">群飛的時候，也會受到鴿子之前飛行路徑的影響；（</text:span><text:span text:style-name="T17">附錄</text:span><text:span text:style-name="T17">A5</text:span><text:span text:style-name="T14">）</text:span></text:p>
            <text:p><text:span text:style-name="T18"/></text:p>
            <text:p><text:span text:style-name="T18">總結：</text:span><text:span text:style-name="T18">pair</text:span><text:span text:style-name="T18">飛行可以進一步提升路徑效率；</text:span></text:p>
            <text:p><text:span text:style-name="T4"/></text:p>
          </draw:text-box>
        </draw:frame>
        <presentation:notes draw:style-name="dp2">
          <draw:page-thumbnail draw:style-name="gr1" draw:layer="layout" svg:width="14.85cm" svg:height="11.14cm" svg:x="3.08cm" svg:y="2.26cm" draw:page-number="6"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7" draw:style-name="dp1" draw:master-page-name="Blue_5f_Curve1" presentation:presentation-page-layout-name="AL2T1">
        <draw:frame presentation:style-name="pr3" draw:text-style-name="P1" draw:layer="layout" svg:width="25.199cm" svg:height="1.813cm" svg:x="1.4cm" svg:y="0.816cm" presentation:class="title" presentation:user-transformed="true">
          <draw:text-box>
            <text:p>論文-實驗工具-gps腳環</text:p>
          </draw:text-box>
        </draw:frame>
        <draw:frame presentation:style-name="pr4" draw:text-style-name="P3" draw:layer="layout" svg:width="25.199cm" svg:height="12.179cm" svg:x="1.4cm" svg:y="4.914cm" presentation:class="outline">
          <draw:text-box>
            <text:list text:style-name="L2">
              <text:list-item>
                <text:p><text:span text:style-name="T2">1 </text:span><text:span text:style-name="T2">飛行距離越短越好；</text:span></text:p>
              </text:list-item>
              <text:list-item>
                <text:p><text:span text:style-name="T2">2 </text:span><text:span text:style-name="T2">飛行速度越快越好；</text:span></text:p>
              </text:list-item>
              <text:list-item>
                <text:p><text:span text:style-name="T2">3 RFID</text:span><text:span text:style-name="T2">可以分析的只有結果：從</text:span><text:span text:style-name="T2">A</text:span><text:span text:style-name="T2">到</text:span><text:span text:style-name="T2">B</text:span><text:span text:style-name="T2">的時間最</text:span><text:span text:style-name="T2">短；</text:span></text:p>
              </text:list-item>
              <text:list-item>
                <text:p><text:span text:style-name="T2">4 gps</text:span><text:span text:style-name="T2">腳環：可以分析：鴿子的實際飛行距離和</text:span><text:span text:style-name="T2">各個採集點的準確時間；找出：路徑效率，實際</text:span><text:span text:style-name="T2">飛行速度；</text:span></text:p>
              </text:list-item>
            </text:list>
          </draw:text-box>
        </draw:frame>
        <presentation:notes draw:style-name="dp2">
          <draw:page-thumbnail draw:style-name="gr1" draw:layer="layout" svg:width="14.85cm" svg:height="11.14cm" svg:x="3.08cm" svg:y="2.26cm" draw:page-number="7"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8" draw:style-name="dp1" draw:master-page-name="Blue_5f_Curve1" presentation:presentation-page-layout-name="AL2T1">
        <draw:frame presentation:style-name="pr3" draw:text-style-name="P1" draw:layer="layout" svg:width="25.199cm" svg:height="1.813cm" svg:x="1.4cm" svg:y="0.816cm" presentation:class="title" presentation:user-transformed="true">
          <draw:text-box>
            <text:p>訓練鴿子模型</text:p>
          </draw:text-box>
        </draw:frame>
        <draw:frame presentation:style-name="pr7" draw:text-style-name="P3" draw:layer="layout" svg:width="25.199cm" svg:height="11.22cm" svg:x="1.4cm" svg:y="4.914cm" presentation:class="outline" presentation:user-transformed="true">
          <draw:text-box>
            <text:list text:style-name="L2">
              <text:list-item>
                <text:p text:style-name="P9"><text:span text:style-name="T8">目標：找到並訓練出從</text:span><text:span text:style-name="T8">A</text:span><text:span text:style-name="T8">到</text:span><text:span text:style-name="T8">B</text:span><text:span text:style-name="T8">，飛的時間最短的</text:span><text:span text:style-name="T8">鴿子；</text:span></text:p>
              </text:list-item>
              <text:list-item>
                <text:p text:style-name="P9"><text:span text:style-name="T8">模型的目標：找到飛行速度最快的鴿子，提升其</text:span><text:span text:style-name="T8">路徑效率；</text:span></text:p>
              </text:list-item>
              <text:list-item>
                <text:p text:style-name="P9"><text:span text:style-name="T8">建立訓練模型，通過模型提出假設；</text:span></text:p>
              </text:list-item>
              <text:list-item>
                <text:p text:style-name="P9"><text:span text:style-name="T8">通過模型找到適合訓練的鴿子；</text:span></text:p>
              </text:list-item>
              <text:list-item>
                <text:p text:style-name="P9"><text:span text:style-name="T8">實驗驗證假設；</text:span></text:p>
              </text:list-item>
            </text:list>
          </draw:text-box>
        </draw:frame>
        <presentation:notes draw:style-name="dp2">
          <draw:page-thumbnail draw:style-name="gr1" draw:layer="layout" svg:width="14.85cm" svg:height="11.14cm" svg:x="3.08cm" svg:y="2.26cm" draw:page-number="8"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9" draw:style-name="dp1" draw:master-page-name="Blue_5f_Curve1" presentation:presentation-page-layout-name="AL2T1">
        <draw:frame presentation:style-name="pr3" draw:text-style-name="P1" draw:layer="layout" svg:width="25.199cm" svg:height="1.813cm" svg:x="1.4cm" svg:y="0.816cm" presentation:class="title" presentation:user-transformed="true">
          <draw:text-box>
            <text:p>訓練鴿子模型</text:p>
          </draw:text-box>
        </draw:frame>
        <draw:frame presentation:style-name="pr8" draw:text-style-name="P3" draw:layer="layout" svg:width="25.4cm" svg:height="14.577cm" svg:x="1.524cm" svg:y="3.203cm" presentation:class="outline" presentation:user-transformed="true">
          <draw:text-box>
            <text:p><text:span text:style-name="T19">第一階段，</text:span><text:span text:style-name="T19">solo</text:span><text:span text:style-name="T19">飛行，</text:span><text:span text:style-name="T20">選擇飛行速度快的鴿子進行訓練；追</text:span><text:span text:style-name="T20">蹤路徑效率；</text:span></text:p>
            <text:p><text:span text:style-name="T20">第二階段，</text:span><text:span text:style-name="T20">pair flight</text:span><text:span text:style-name="T20">；（進一步，</text:span><text:span text:style-name="T20">mix pair flight</text:span><text:span text:style-name="T20">）；追蹤</text:span><text:span text:style-name="T20">路徑效率；（與歷史記錄對比 </text:span><text:span text:style-name="T20">or </text:span><text:span text:style-name="T20">與第一階段的效率第一名</text:span><text:span text:style-name="T20">做對比）；</text:span></text:p>
            <text:p><text:span text:style-name="T20">第三階段，</text:span><text:span text:style-name="T20">solo</text:span><text:span text:style-name="T20">飛行（對比</text:span><text:span text:style-name="T20">pair flight</text:span><text:span text:style-name="T20">時的路徑效率）；追蹤</text:span><text:span text:style-name="T20">路徑效率；</text:span></text:p>
            <text:p><text:span text:style-name="T21">結果預測：</text:span></text:p>
            <text:p><text:span text:style-name="T21">第二階段：穩定之後，目標鴿子路徑效率</text:span><text:span text:style-name="T21">&gt;</text:span><text:span text:style-name="T21">第一階段路徑效率最高的鴿子；</text:span></text:p>
            <text:p><text:span text:style-name="T22">第三階段：穩定之後，目標鴿子路徑效率</text:span><text:span text:style-name="T22">&gt;</text:span><text:span text:style-name="T22">第一階段的自身</text:span><text:span text:style-name="T21">路徑效率；</text:span></text:p>
          </draw:text-box>
        </draw:frame>
        <presentation:notes draw:style-name="dp2">
          <draw:page-thumbnail draw:style-name="gr1" draw:layer="layout" svg:width="14.85cm" svg:height="11.14cm" svg:x="3.08cm" svg:y="2.26cm" draw:page-number="9"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10" draw:style-name="dp1" draw:master-page-name="Blue_5f_Curve1" presentation:presentation-page-layout-name="AL2T1">
        <draw:frame presentation:style-name="pr3" draw:text-style-name="P1" draw:layer="layout" svg:width="25.199cm" svg:height="1.813cm" svg:x="1.4cm" svg:y="0.816cm" presentation:class="title" presentation:user-transformed="true">
          <draw:text-box>
            <text:p>軌跡分析工具</text:p>
          </draw:text-box>
        </draw:frame>
        <draw:frame draw:style-name="gr7" draw:text-style-name="P12" draw:layer="layout" svg:width="23.622cm" svg:height="9.419cm" svg:x="2.54cm" svg:y="4.318cm">
          <draw:text-box>
            <text:p><text:span text:style-name="T23">1 </text:span><text:span text:style-name="T23">速度分析工具：輸入某批次的路徑數據後，計算出每隻鴿子的平均速度，畫出各自的速度分布圖；</text:span></text:p>
            <text:p><text:span text:style-name="T23"/></text:p>
            <text:p><text:span text:style-name="T23">2 </text:span><text:span text:style-name="T23">路徑效率工具：輸入某批次的路徑數據後，計算出每隻鴿子的路徑效率，並畫出整體的路徑效率分布圖；</text:span></text:p>
          </draw:text-box>
        </draw:frame>
        <presentation:notes draw:style-name="dp2">
          <draw:page-thumbnail draw:style-name="gr1" draw:layer="layout" svg:width="14.85cm" svg:height="11.14cm" svg:x="3.08cm" svg:y="2.26cm" draw:page-number="10"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11" draw:style-name="dp1" draw:master-page-name="Blue_5f_Curve1" presentation:presentation-page-layout-name="AL2T1">
        <draw:frame presentation:style-name="pr3" draw:text-style-name="P1" draw:layer="layout" svg:width="25.199cm" svg:height="1.813cm" svg:x="1.4cm" svg:y="0.816cm" presentation:class="title" presentation:user-transformed="true">
          <draw:text-box>
            <text:p>路徑效率可提升空間分析-資格賽</text:p>
          </draw:text-box>
        </draw:frame>
        <draw:frame draw:style-name="gr8" draw:text-style-name="P13" draw:layer="layout" svg:width="25.399cm" svg:height="15.659cm" svg:x="0.763cm" svg:y="2.629cm">
          <draw:image xlink:href="Pictures/10000201000003E8000002BC64FA590408F1ECB5.png" xlink:type="simple" xlink:show="embed" xlink:actuate="onLoad" loext:mime-type="image/png">
            <text:p/>
          </draw:image>
        </draw:frame>
        <presentation:notes draw:style-name="dp1">
          <draw:page-thumbnail draw:style-name="gr1" draw:layer="layout" svg:width="14.85cm" svg:height="11.14cm" svg:x="3.08cm" svg:y="2.26cm" draw:page-number="11"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12" draw:style-name="dp1" draw:master-page-name="Blue_5f_Curve1" presentation:presentation-page-layout-name="AL2T1">
        <draw:frame presentation:style-name="pr3" draw:text-style-name="P1" draw:layer="layout" svg:width="25.199cm" svg:height="1.813cm" svg:x="1.4cm" svg:y="0.816cm" presentation:class="title" presentation:user-transformed="true">
          <draw:text-box>
            <text:p>路徑效率可提升空間分析-決賽</text:p>
          </draw:text-box>
        </draw:frame>
        <draw:frame draw:style-name="gr8" draw:text-style-name="P13" draw:layer="layout" svg:width="25.399cm" svg:height="15.659cm" svg:x="1.778cm" svg:y="2.629cm">
          <draw:image xlink:href="Pictures/10000201000003E8000002BC3CD18FC4488491D9.png" xlink:type="simple" xlink:show="embed" xlink:actuate="onLoad" loext:mime-type="image/png">
            <text:p/>
          </draw:image>
        </draw:frame>
        <presentation:notes draw:style-name="dp1">
          <draw:page-thumbnail draw:style-name="gr1" draw:layer="layout" svg:width="14.85cm" svg:height="11.14cm" svg:x="3.08cm" svg:y="2.26cm" draw:page-number="1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13" draw:style-name="dp1" draw:master-page-name="Blue_5f_Curve1" presentation:presentation-page-layout-name="AL2T1">
        <draw:frame presentation:style-name="pr3" draw:text-style-name="P1" draw:layer="layout" svg:width="25.199cm" svg:height="1.813cm" svg:x="1.4cm" svg:y="0.816cm" presentation:class="title" presentation:user-transformed="true">
          <draw:text-box>
            <text:p>附錄-論文鏈接</text:p>
          </draw:text-box>
        </draw:frame>
        <draw:frame presentation:style-name="pr9" draw:text-style-name="P15" draw:layer="layout" svg:width="25.654cm" svg:height="12.84cm" svg:x="1.016cm" svg:y="4.432cm" presentation:class="outline" presentation:user-transformed="true">
          <draw:text-box>
            <text:p text:style-name="P14"><text:span text:style-name="T24">A1: </text:span><text:span text:style-name="T24"><text:a xlink:href="https://elifesciences.org/articles/68653" xlink:type="simple">https://elifesciences.org/articles/68653</text:a></text:span></text:p>
            <text:p text:style-name="P14"><text:span text:style-name="T24">A2:</text:span><text:span text:style-name="T24"><text:a xlink:href="https://royalsocietypublishing.org/doi/10.1098/rsif.2013.0529" xlink:type="simple">https://royalsocietypublishing.org/doi/10.1098/rsif.2013.0529</text:a></text:span></text:p>
            <text:p text:style-name="P14"><text:span text:style-name="T24">A3:</text:span><text:span text:style-name="T24"><text:a xlink:href="https://elifesciences.org/articles/68653" xlink:type="simple">https://elifesciences.org/articles/68653</text:a></text:span></text:p>
            <text:p text:style-name="P14"><text:span text:style-name="T24">A4:</text:span><text:span text:style-name="T24"><text:a xlink:href="https://www.cell.com/current-biology/fulltext/S0960-9822(06)02155-5?_returnURL=https%3A%2F%2Flinkinghub.elsevier.com%2Fretrieve%2Fpii%2FS0960982206021555%3Fshowall%3Dtrue" xlink:type="simple">https://www.cell.com/current-biology/fulltext/S0960-9822(06)02155-5?_returnURL=https%3A%2F%2Flinkinghub.elsevier.com%2Fretrieve%2Fpii%2FS0960982206021555%3Fshowall%3Dtrue</text:a></text:span></text:p>
            <text:p text:style-name="P14"><text:span text:style-name="T24">A5: </text:span><text:span text:style-name="T24"><text:a xlink:href="https://royalsocietypublishing.org/doi/10.1098/rsif.2013.0529" xlink:type="simple">https://royalsocietypublishing.org/doi/10.1098/rsif.2013.0529</text:a></text:span></text:p>
          </draw:text-box>
        </draw:frame>
        <presentation:notes draw:style-name="dp2">
          <draw:page-thumbnail draw:style-name="gr1" draw:layer="layout" svg:width="14.85cm" svg:height="11.14cm" svg:x="3.08cm" svg:y="2.26cm" draw:page-number="13"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Arial Unicode MS'" style:font-charset="x-symbol"/>
    <style:font-face style:name="Effra1" svg:font-family="Effra, Helvetica"/>
    <style:font-face style:name="Harding1" svg:font-family="Harding, Palatino"/>
    <style:font-face style:name="Helvetica1" svg:font-family="Helvetica, Arial"/>
    <style:font-face style:name="Lohit Devanagari" svg:font-family="'Lohit Devanagari'"/>
    <style:font-face style:name="Noto Serif" svg:font-family="'Noto Serif', serif"/>
    <style:font-face style:name="OpenSymbol1" svg:font-family="OpenSymbol, 'Arial Unicode MS'"/>
    <style:font-face style:name="Proxima Nova Subset1" svg:font-family="'Proxima Nova Subset', sans-serif"/>
    <style:font-face style:name="Roboto1" svg:font-family="Roboto, sans-serif"/>
    <style:font-face style:name="DejaVu Sans1" svg:font-family="'DejaVu Sans'" style:font-pitch="variable"/>
    <style:font-face style:name="Effra" svg:font-family="Effra, Helvetica" style:font-pitch="variable"/>
    <style:font-face style:name="Harding" svg:font-family="Harding, Palatino" style:font-pitch="variable"/>
    <style:font-face style:name="Helvetica" svg:font-family="Helvetica, Arial" style:font-pitch="variable"/>
    <style:font-face style:name="Liberation Sans1" svg:font-family="'Liberation Sans'" style:font-pitch="variable"/>
    <style:font-face style:name="Lohit Devanagari2" svg:font-family="'Lohit Devanagari'" style:font-pitch="variable"/>
    <style:font-face style:name="Noto Serif1" svg:font-family="'Noto Serif', serif" style:font-pitch="variable"/>
    <style:font-face style:name="OpenSymbol" svg:font-family="OpenSymbol, 'Arial Unicode MS'" style:font-pitch="variable"/>
    <style:font-face style:name="Proxima Nova Subset" svg:font-family="'Proxima Nova Subset', sans-serif" style:font-pitch="variable"/>
    <style:font-face style:name="Roboto" svg:font-family="Roboto, sans-serif"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Liberation Sans3" svg:font-family="'Liberation Sans', Aria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fo:font-size="12pt" fo:language="en" fo:country="US" style:letter-kerning="true" style:font-name-asian="Lohit Devanagari2" style:font-family-asian="'Lohit Devanagari'" style:font-pitch-asian="variable" style:font-size-asian="12pt" style:language-asian="hi" style:country-asian="IN" style:font-size-complex="12pt"/>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2" style:font-family-asian="'Lohit Devanagari'" style:font-pitch-asian="variable" style:font-size-asian="24pt" style:font-weight-asian="bold"/>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Lohit Devanagari2" style:font-family-asian="'Lohit Devanagari'" style:font-pitch-asian="variable" style:font-size-asian="14pt"/>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2" style:font-family-asian="'Lohit Devanagari'" style:font-pitch-asian="variable" style:font-size-asian="18pt" style:font-weight-asian="bold"/>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2" style:font-family-asian="'Lohit Devanagari'" style:font-pitch-asian="variable" style:font-size-asian="14pt" style:font-weight-asian="bold"/>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Bullets" style:family="graphic">
      <style:paragraph-properties style:text-autospace="none"/>
      <style:text-properties style:font-name="OpenSymbol2" fo:font-family="OpenSymbol, 'Arial Unicode MS'" style:font-charset="x-symbol" style:font-name-asian="OpenSymbol2" style:font-family-asian="OpenSymbol, 'Arial Unicode MS'" style:font-charset-asian="x-symbol"/>
    </style:style>
    <style:style style:name="FollowedHyper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_20_Contents" style:display-name="Frame Contents" style:family="graphic">
      <style:paragraph-properties style:text-autospace="none"/>
    </style:style>
    <style:style style:name="List_20_Contents" style:display-name="List Contents" style:family="graphic">
      <style:paragraph-properties fo:margin-left="1.764cm" fo:margin-right="0cm" fo:text-indent="0cm" style:text-autospace="none"/>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ize="12pt" fo:font-style="italic" style:font-name-asian="Lohit Devanagari"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 style:font-family-asian="'Lohit Devanagari'"/>
    </style:style>
    <style:style style:name="Text_20_Body" style:display-name="Text Body" style:family="graphic">
      <style:paragraph-properties fo:margin-top="0cm" fo:margin-bottom="0.436cm" fo:line-height="115%" style:text-autospace="none"/>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2T12:02:39.624082788</meta:creation-date>
    <meta:editing-duration>PT20M23S</meta:editing-duration>
    <meta:editing-cycles>5</meta:editing-cycles>
    <meta:generator>LibreOffice/6.4.7.2$Linux_X86_64 LibreOffice_project/40$Build-2</meta:generator>
    <dc:title>Blue Curve</dc:title>
    <dc:date>2022-08-04T11:04:15.201658847</dc:date>
    <meta:document-statistic meta:object-count="89"/>
  </office:meta>
</office:document-meta>
</file>